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2.E1" style:family="table-cell">
      <style:table-cell-properties style:border-line-width="0.0007in 0.0347in 0.0007in" fo:padding="0.0368in" fo:border="2.6pt double #808080"/>
    </style:style>
    <style:style style:name="Table2.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2.E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3.C1" style:family="table-cell">
      <style:table-cell-properties style:vertical-align="middle" style:border-line-width="0.0007in 0.0347in 0.0007in" fo:padding="0.0194in" fo:border="2.6pt double #808080"/>
    </style:style>
    <style:style style:name="Table3.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fo:color="#000000" style:font-name="Arial1" fo:font-size="14pt" fo:font-weight="bold" officeooo:rsid="000fba40"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paragraph-properties fo:margin-left="0.5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break-before="page"/>
    </style:style>
    <style:style style:name="P13" style:family="paragraph" style:parent-style-name="Footnote">
      <style:text-properties officeooo:paragraph-rsid="00192c8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5">
      <style:text-properties officeooo:paragraph-rsid="001e1633"/>
    </style:style>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Heading_20_1" style:master-page-name="First_20_Page">
      <style:paragraph-properties style:page-number="auto"/>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c0dc"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7" style:family="text">
      <style:text-properties style:use-window-font-color="true" style:font-name="Times New Roman" fo:font-size="10pt" fo:language="en" fo:country="US" officeooo:rsid="001cc954"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officeooo:rsid="00150306"/>
    </style:style>
    <style:style style:name="T10" style:family="text">
      <style:text-properties officeooo:rsid="001b124b"/>
    </style:style>
    <style:style style:name="T11" style:family="text">
      <style:text-properties officeooo:rsid="001e1633"/>
    </style:style>
    <style:style style:name="T12" style:family="text">
      <style:text-properties officeooo:rsid="0021ee88"/>
    </style:style>
    <style:style style:name="T13" style:family="text">
      <style:text-properties officeooo:rsid="0022b825"/>
    </style:style>
    <style:style style:name="T14" style:family="text">
      <style:text-properties officeooo:rsid="002671cd"/>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3741504" text:id="ct83741504">
          <text:insertion>
            <office:change-info>
              <dc:creator>Unknown Author</dc:creator>
              <dc:date>2015-02-13T17: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text:span text:style-name="T9">Standard</text:spa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text:span text:style-name="T9">Standard</text:span> should be interpreted in the the context of the following OpenLCB Standards:</text:p>
      <text:list xml:id="list3401119974477226544" text:style-name="L3">
        <text:list-item>
          <text:p text:style-name="P17">The OpenLCB CAN Physical Layer Standard, which specifies the physical layer for transporting OpenLCB-CAN frames</text:p>
        </text:list-item>
        <text:list-item>
          <text:p text:style-name="P1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5">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P13">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8">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332023245243510061" text:style-name="L4">
        <text:list-item>
          <text:p text:style-name="P18">Inhibited</text:p>
        </text:list-item>
        <text:list-item>
          <text:p text:style-name="P18">Permitted</text:p>
        </text:list-item>
      </text:list>
      <text:p text:style-name="Standard">Nodes shall start in the Inhibited state.</text:p>
      <text:p text:style-name="Standard"><text:soft-page-break/>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text:change-start text:change-id="ct83741504"/><text:span text:style-name="T14">Optional </text:span><text:change-end text:change-id="ct83741504"/>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Error Information Report 0-3</text:p>
          </table:table-cell>
          <table:table-cell table:style-name="Table3.A2" office:value-type="string">
            <text:p text:style-name="Standard">0x0710 – 0x71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4883323169751225690" text:style-name="L5">
        <text:list-item>
          <text:p text:style-name="P19">Generate a tentative source Node ID alias value</text:p>
        </text:list-item>
        <text:list-item>
          <text:p text:style-name="P20"><text:soft-page-break/>Transmit a Check ID frame (CID) with MMM = 0x7, NNNN, NNNN, NNNN <text:span text:style-name="T11">= bits 36-47</text:span> of the full Node ID in the Variable Field, and the tentative source Node ID alias value in the Source NID Alias field.</text:p>
        </text:list-item>
        <text:list-item>
          <text:p text:style-name="P20">Transmit a Check ID frame (CID) with MMM = 0x6, NNNN, NNNN, NNNN <text:span text:style-name="T11">= </text:span>bits <text:span text:style-name="T10">24-35 </text:span>of the full Node ID in the Variable Field, and the tentative source Node ID alias value in the Source NID Alias field.</text:p>
        </text:list-item>
        <text:list-item>
          <text:p text:style-name="P20">Transmit a Check ID frame (CID) with MMM = 0x5, NNNN, NNNN, NNNN <text:span text:style-name="T11">= </text:span>bits <text:span text:style-name="T10">12-23 </text:span>of the full Node ID in the Variable Field, and the tentative source Node ID alias value in the Source NID Alias field.</text:p>
        </text:list-item>
        <text:list-item>
          <text:p text:style-name="P20">Transmit a Check ID frame (CID) with MMM = 0x4, NNNN, NNNN, NNNN <text:span text:style-name="T11">= bits 0-11</text:span> of the full Node ID in the Variable Field, and the tentative source Node ID alias value in the Source NID Alias field.</text:p>
        </text:list-item>
      </text:list>
      <text:list xml:id="list8223111887308431377" text:style-name="L6">
        <text:list-item>
          <text:p text:style-name="P21">Wait at least 200 milliseconds</text:p>
        </text:list-item>
        <text:list-item>
          <text:p text:style-name="P21">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5744585076763954748" text:style-name="L7">
        <text:list-item>
          <text:p text:style-name="P22">Have or obtain a validly reserved Node ID alias</text:p>
        </text:list-item>
        <text:list-item>
          <text:p text:style-name="P22">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6305827730261564978" text:style-name="L8">
        <text:list-item>
          <text:p text:style-name="P23">If the frame is a Check ID (CID) frame, send a Reserve ID (RID) frame in response.</text:p>
        </text:list-item>
        <text:list-item>
          <text:p text:style-name="P23">If the frame is not a Check ID (CID) frame, the node is in Permitted state, and the received source Node ID alias is the current Node ID alias of the node, the node shall immediately transition to Inhibited state, <text:span text:style-name="T12">send an AMR frame to release</text:span> and <text:span text:style-name="T13">then stop using</text:span> the current Node ID alias.</text:p>
        </text:list-item>
        <text:list-item>
          <text:p text:style-name="P23">If the frame is not a Check ID (CID) frame and the node is not in Permitted state, the node shall immediately <text:span text:style-name="T13">stop using</text:span> the matching Node ID alias.</text:p>
        </text:list-item>
        <text:list-item>
          <text:p text:style-name="P23">If the frame is not a Check ID (CID) frame and the received source Node ID alias is not the current Node ID alias of the node, the node shall immediately <text:span text:style-name="T13">stop using</text:span>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6130890949733127661" text:style-name="L9">
        <text:list-item>
          <text:p text:style-name="P24">may, but is not required to, signal the user that duplicate Node ID values exist using a other directly-visible indicator</text:p>
        </text:list-item>
        <text:list-item>
          <text:p text:style-name="P24">if in Permitted state, may, but is not required to, notify other nodes of the condition by transmitting the CAN frame</text:p>
        </text:list-item>
      </text:list>
      <text:p text:style-name="P10">[195B4sss] 01.01.00.00.00.00.02.01</text:p>
      <text:p text:style-name="P10">where 'sss' is the current alias of the transmitting node<text:note text:id="ftn2" text:note-class="footnote"><text:note-citation>2</text:note-citation><text:note-body><text:p text:style-name="Footnote">This <text:span text:style-name="T6">message </text:span><text:span text:style-name="T7">is</text:span><text:span text:style-name="T6">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5">the</text:span> “Bus Off” state, it may, but is not required to, emit an Error Information Report 1 frame.</text:p>
      <text:p text:style-name="Standard">When a node's CAN interface enters the “Error Active” state from <text:span text:style-name="T5">the</text:span> “Error Passive” state, it may, but is not required to, emit an Error Information Report 2 frame.</text:p>
      <text:p text:style-name="Standard">When a node's CAN interface enters the “Error Active” state from <text:span text:style-name="T5">the</text:span> “Bus Off” state, it may, but is not required to, emit an Error Information Report 3 frame.</text:p>
      <text:p text:style-name="Standard"><text:soft-page-break/>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Frame Format (Normative)<text:tab/>1</text:p>
          <text:p text:style-name="P14"><text:s/>5 States<text:tab/>2</text:p>
          <text:p text:style-name="P14"><text:s/>6 CAN-specific Control Frames and Interactions (Normative)<text:tab/>3</text:p>
          <text:p text:style-name="P15"><text:s/>6.1 Control Frame Format<text:tab/>3</text:p>
          <text:p text:style-name="P15"><text:s/>6.2 Interactions<text:tab/>3</text:p>
          <text:p text:style-name="P16"><text:s/>6.2.1 Reserving a Node ID Alias<text:tab/>3</text:p>
          <text:p text:style-name="P16"><text:s/>6.2.2 Transition to Permitted State<text:tab/>4</text:p>
          <text:p text:style-name="P16"><text:s/>6.2.3 Node ID Alias validation<text:tab/>4</text:p>
          <text:p text:style-name="P16"><text:s/>6.2.4 Transition to Inhibited State<text:tab/>4</text:p>
          <text:p text:style-name="P16"><text:s/>6.2.5 Node ID Alias Collision Handling<text:tab/>5</text:p>
          <text:p text:style-name="P16"><text:s/>6.2.6 Duplicate Node ID Handling<text:tab/>5</text:p>
          <text:p text:style-name="P16"><text:s/>6.2.7 Reporting CAN Link Status<text:tab/>5</text:p>
          <text:p text:style-name="P15"><text:s/>6.3 Node ID Alias Generation<text:tab/>6</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fo:color="#000000" style:font-name="Arial1" fo:font-size="14pt" fo:font-weight="bold" officeooo:rsid="000fba40"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2c0dc"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3T18:00:34.696108452">Feb 13,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959098862642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3T18:00:34.700713888">Feb 13,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2"><text:date style:data-style-name="N75" text:date-value="2015-02-13T18:00:34.702447056">Feb 13, 2015</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31</meta:editing-cycles>
    <meta:editing-duration>P3DT17H6M22S</meta:editing-duration>
    <meta:generator>LibreOffice/4.2.7.2$Linux_X86_64 LibreOffice_project/420m0$Build-2</meta:generator>
    <dc:date>2015-02-13T18:00:34.621888460</dc:date>
    <meta:keyword>OpenLCB-CANFrame Transfer</meta:keyword>
    <meta:printed-by>Bob Jacobsen</meta:printed-by>
    <meta:print-date>2010-10-15T15:58:33</meta:print-date>
    <meta:document-statistic meta:table-count="3" meta:image-count="1" meta:object-count="0" meta:page-count="7" meta:paragraph-count="156" meta:word-count="2046" meta:character-count="11921" meta:non-whitespace-character-count="10006"/>
    <meta:user-defined meta:name="Info 1"/>
    <meta:user-defined meta:name="Info 2"/>
    <meta:user-defined meta:name="Info 3"/>
    <meta:user-defined meta:name="Info 4"/>
  </office:meta>
</office:document-meta>
</file>